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ndelbr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23030213" calcext:value-type="float">
            <text:p>1723030213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Tasks per thread</text:p>
          </table:table-cell>
          <table:table-cell office:value-type="string" calcext:value-type="string">
            <text:p>Average time [ms]</text:p>
          </table:table-cell>
          <table:table-cell office:value-type="string" calcext:value-type="string">
            <text:p>Standard deviation [ms]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24667952" calcext:value-type="float">
            <text:p>17246679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AVERAGE([.C1:.C10]) / 1000000" office:value-type="float" office:value="1751.5878689" calcext:value-type="float">
            <text:p>1751,5878689</text:p>
          </table:table-cell>
          <table:table-cell table:formula="of:=STDEV([.C1:.C10]) / 1000000" office:value-type="float" office:value="112.308313590928" calcext:value-type="float">
            <text:p>112,308313590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54855505" calcext:value-type="float">
            <text:p>15548555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AVERAGE([.C11:.C20]) / 1000000" office:value-type="float" office:value="454.4841834" calcext:value-type="float">
            <text:p>454,4841834</text:p>
          </table:table-cell>
          <table:table-cell table:formula="of:=STDEV([.C11:.C20]) / 1000000" office:value-type="float" office:value="42.1448351629137" calcext:value-type="float">
            <text:p>42,14483516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3250274" calcext:value-type="float">
            <text:p>1783250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table:formula="of:=AVERAGE([.C21:.C30]) / 1000000" office:value-type="float" office:value="1199.7461669" calcext:value-type="float">
            <text:p>1199,7461669</text:p>
          </table:table-cell>
          <table:table-cell table:formula="of:=STDEV([.C21:.C30]) / 1000000" office:value-type="float" office:value="62.7854107763475" calcext:value-type="float">
            <text:p>62,78541077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58068513" calcext:value-type="float">
            <text:p>18580685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C31:.C40]) / 1000000" office:value-type="float" office:value="632.4715662" calcext:value-type="float">
            <text:p>632,4715662</text:p>
          </table:table-cell>
          <table:table-cell table:formula="of:=STDEV([.C31:.C40]) / 1000000" office:value-type="float" office:value="28.0892101791595" calcext:value-type="float">
            <text:p>28,089210179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63947062" calcext:value-type="float">
            <text:p>16639470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AVERAGE([.C41:.C50]) / 1000000" office:value-type="float" office:value="402.8890868" calcext:value-type="float">
            <text:p>402,8890868</text:p>
          </table:table-cell>
          <table:table-cell table:formula="of:=STDEV([.C41:.C50]) / 1000000" office:value-type="float" office:value="32.6845676442673" calcext:value-type="float">
            <text:p>32,684567644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73708417" calcext:value-type="float">
            <text:p>16737084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table:formula="of:=AVERAGE([.C51:.C60]) / 1000000" office:value-type="float" office:value="1138.3646281" calcext:value-type="float">
            <text:p>1138,3646281</text:p>
          </table:table-cell>
          <table:table-cell table:formula="of:=STDEV([.C51:.C60]) / 1000000" office:value-type="float" office:value="54.4379186675954" calcext:value-type="float">
            <text:p>54,43791866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0660183" calcext:value-type="float">
            <text:p>17906601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AVERAGE([.C61:.C70]) / 1000000" office:value-type="float" office:value="587.2678581" calcext:value-type="float">
            <text:p>587,2678581</text:p>
          </table:table-cell>
          <table:table-cell table:formula="of:=STDEV([.C61:.C70]) / 1000000" office:value-type="float" office:value="38.2123021647717" calcext:value-type="float">
            <text:p>38,2123021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0364474" calcext:value-type="float">
            <text:p>17803644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VERAGE([.C71:.C80]) / 1000000" office:value-type="float" office:value="452.8621899" calcext:value-type="float">
            <text:p>452,8621899</text:p>
          </table:table-cell>
          <table:table-cell table:formula="of:=STDEV([.C71:.C80]) / 1000000" office:value-type="float" office:value="35.9420417720453" calcext:value-type="float">
            <text:p>35,94204177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63326096" calcext:value-type="float">
            <text:p>19633260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table:formula="of:=AVERAGE([.C81:.C90]) / 1000000" office:value-type="float" office:value="1043.408474" calcext:value-type="float">
            <text:p>1043,408474</text:p>
          </table:table-cell>
          <table:table-cell table:formula="of:=STDEV([.C81:.C90]) / 1000000" office:value-type="float" office:value="136.059104821082" calcext:value-type="float">
            <text:p>136,0591048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5185658" calcext:value-type="float">
            <text:p>4151856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0552979" calcext:value-type="float">
            <text:p>3805529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8912625" calcext:value-type="float">
            <text:p>4189126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1809091" calcext:value-type="float">
            <text:p>4918090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8921695" calcext:value-type="float">
            <text:p>5089216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4766785" calcext:value-type="float">
            <text:p>5047667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8438577" calcext:value-type="float">
            <text:p>4584385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8456449" calcext:value-type="float">
            <text:p>4784564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1573002" calcext:value-type="float">
            <text:p>4415730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6224973" calcext:value-type="float">
            <text:p>4462249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238789779" calcext:value-type="float">
            <text:p>12387897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197721962" calcext:value-type="float">
            <text:p>11977219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149088855" calcext:value-type="float">
            <text:p>11490888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255304751" calcext:value-type="float">
            <text:p>12553047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201304050" calcext:value-type="float">
            <text:p>12013040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250102623" calcext:value-type="float">
            <text:p>12501026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107792267" calcext:value-type="float">
            <text:p>11077922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183666458" calcext:value-type="float">
            <text:p>11836664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298887771" calcext:value-type="float">
            <text:p>12988877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114803153" calcext:value-type="float">
            <text:p>11148031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1029946" calcext:value-type="float">
            <text:p>64102994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7995064" calcext:value-type="float">
            <text:p>58799506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4521305" calcext:value-type="float">
            <text:p>6645213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1120276" calcext:value-type="float">
            <text:p>6611202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3489706" calcext:value-type="float">
            <text:p>59348970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0684656" calcext:value-type="float">
            <text:p>6106846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6404112" calcext:value-type="float">
            <text:p>6464041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7317212" calcext:value-type="float">
            <text:p>6173172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4317717" calcext:value-type="float">
            <text:p>6443177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7835668" calcext:value-type="float">
            <text:p>6578356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1308179" calcext:value-type="float">
            <text:p>3913081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8009311" calcext:value-type="float">
            <text:p>43800931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25577928" calcext:value-type="float">
            <text:p>42557792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1047680" calcext:value-type="float">
            <text:p>41104768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0848738" calcext:value-type="float">
            <text:p>3708487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2045807" calcext:value-type="float">
            <text:p>4320458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9605516" calcext:value-type="float">
            <text:p>35960551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0749047" calcext:value-type="float">
            <text:p>39074904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61488038" calcext:value-type="float">
            <text:p>3614880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48210624" calcext:value-type="float">
            <text:p>4482106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85769702" calcext:value-type="float">
            <text:p>118576970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66105427" calcext:value-type="float">
            <text:p>106610542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61674918" calcext:value-type="float">
            <text:p>11616749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229556197" calcext:value-type="float">
            <text:p>12295561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32712297" calcext:value-type="float">
            <text:p>11327122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69191134" calcext:value-type="float">
            <text:p>116919113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35693721" calcext:value-type="float">
            <text:p>11356937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52509536" calcext:value-type="float">
            <text:p>11525095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50939985" calcext:value-type="float">
            <text:p>10509399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99493364" calcext:value-type="float">
            <text:p>10994933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0873493" calcext:value-type="float">
            <text:p>56087349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0133443" calcext:value-type="float">
            <text:p>5801334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8310189" calcext:value-type="float">
            <text:p>58831018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4694979" calcext:value-type="float">
            <text:p>6246949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72634221" calcext:value-type="float">
            <text:p>57263422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4303191" calcext:value-type="float">
            <text:p>54430319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7225472" calcext:value-type="float">
            <text:p>5272254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35227754" calcext:value-type="float">
            <text:p>6352277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98060215" calcext:value-type="float">
            <text:p>59806021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1215624" calcext:value-type="float">
            <text:p>6412156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5163351" calcext:value-type="float">
            <text:p>41516335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6242049" calcext:value-type="float">
            <text:p>49624204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9863733" calcext:value-type="float">
            <text:p>48986373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9373044" calcext:value-type="float">
            <text:p>47937304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1930077" calcext:value-type="float">
            <text:p>43193007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9963002" calcext:value-type="float">
            <text:p>45996300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2164141" calcext:value-type="float">
            <text:p>4221641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5076451" calcext:value-type="float">
            <text:p>40507645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0734813" calcext:value-type="float">
            <text:p>4307348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8111238" calcext:value-type="float">
            <text:p>49811123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94541623" calcext:value-type="float">
            <text:p>10945416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218200618" calcext:value-type="float">
            <text:p>12182006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120336962" calcext:value-type="float">
            <text:p>112033696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202832292" calcext:value-type="float">
            <text:p>12028322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923980217" calcext:value-type="float">
            <text:p>9239802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869357638" calcext:value-type="float">
            <text:p>86935763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883382632" calcext:value-type="float">
            <text:p>8833826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923503297" calcext:value-type="float">
            <text:p>9235032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23508380" calcext:value-type="float">
            <text:p>10235083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174441081" calcext:value-type="float">
            <text:p>117444108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.00.0000</text:date>, <text:time style:data-style-name="N2" text:time-value="13:00:23.04550629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7T13:04:44.937817093</dc:date>
    <meta:editing-duration>PT11M12S</meta:editing-duration>
    <meta:editing-cycles>3</meta:editing-cycles>
    <meta:generator>LibreOffice/5.1.6.2$Linux_X86_64 LibreOffice_project/10m0$Build-2</meta:generator>
    <meta:document-statistic meta:table-count="1" meta:cell-count="310" meta:object-count="0"/>
  </office:meta>
</office:document-meta>
</file>